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36pt" fo:language="ru" fo:country="RU" fo:font-weight="bold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20pt" fo:language="ru" fo:country="RU" fo:font-weight="bold"/>
    </style:style>
    <style:style style:name="P5" style:family="paragraph" style:parent-style-name="Text_20_body">
      <style:paragraph-properties fo:margin-top="0.42cm" fo:margin-bottom="0.21cm" style:contextual-spacing="false" fo:line-height="100%" fo:break-before="page" fo:keep-with-next="always"/>
      <style:text-properties style:font-name="Liberation Sans" fo:font-size="16pt" fo:font-weight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5ccb1" officeooo:paragraph-rsid="0025ccb1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7b0b9" officeooo:paragraph-rsid="0027b0b9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18" style:family="paragraph" style:parent-style-name="Heading_20_1">
      <style:text-properties fo:language="ru" fo:country="RU"/>
    </style:style>
    <style:style style:name="P19" style:family="paragraph" style:parent-style-name="Heading_20_1">
      <style:paragraph-properties fo:break-before="page"/>
      <style:text-properties fo:language="ru" fo:country="RU"/>
    </style:style>
    <style:style style:name="P20" style:family="paragraph" style:parent-style-name="Text_20_body" style:master-page-name="First_20_Page">
      <style:paragraph-properties fo:margin-top="0cm" fo:margin-bottom="0cm" style:contextual-spacing="false" fo:line-height="100%" fo:text-align="center" style:justify-single-word="false" style:page-number="auto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cbff2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cbff2" officeooo:paragraph-rsid="002cbff2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cbff2" style:font-weight-asian="bold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Liberation Serif" fo:font-size="14pt" fo:language="ru" fo:country="RU" fo:font-weight="normal" officeooo:rsid="002acb03" officeooo:paragraph-rsid="002cbff2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officeooo:rsid="002cbff2"/>
    </style:style>
    <style:style style:name="T4" style:family="text">
      <style:text-properties fo:font-weight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2cbff2"/>
    </style:style>
    <style:style style:name="T7" style:family="text">
      <style:text-properties officeooo:rsid="0019a6ab"/>
    </style:style>
    <style:style style:name="T8" style:family="text">
      <style:text-properties style:text-line-through-style="solid" style:text-line-through-type="single" officeooo:rsid="0019a6ab"/>
    </style:style>
    <style:style style:name="T9" style:family="text">
      <style:text-properties style:text-line-through-style="none" style:text-line-through-type="none" officeooo:rsid="0019a6ab"/>
    </style:style>
    <style:style style:name="T10" style:family="text">
      <style:text-properties officeooo:rsid="001d090e"/>
    </style:style>
    <style:style style:name="T11" style:family="text">
      <style:text-properties officeooo:rsid="0024f85f"/>
    </style:style>
    <style:style style:name="T12" style:family="text">
      <style:text-properties style:font-name="Consolas" fo:font-weight="bold" style:font-weight-asian="bold" style:font-weight-complex="bold"/>
    </style:style>
    <style:style style:name="T13" style:family="text">
      <style:text-properties officeooo:rsid="002cbff2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РУКОВОДСТВО</text:p>
      <text:p text:style-name="P4">по программному комплексу «<text:span text:style-name="T1">pyPC</text:span>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>Калининград-2014</text:p>
      <text:section text:style-name="Sect1" text:name="Оглавление1">
        <text:p text:style-name="Text_20_body"/>
        <text:section text:style-name="Sect1" text:name="Оглавление1_Head">
          <text:p text:style-name="P5">Оглавление</text:p>
        </text:section>
        <text:p text:style-name="P1"><text:a xlink:type="simple" xlink:href="#__RefHeading__113_806256751">Благодарности 0</text:a></text:p>
        <text:p text:style-name="P1"><text:a xlink:type="simple" xlink:href="#__RefHeading__107_806256751">Для кого это чудо 0</text:a></text:p>
        <text:p text:style-name="P1"><text:a xlink:type="simple" xlink:href="#__RefHeading__109_806256751">История создания 0</text:a></text:p>
      </text:section>
      <text:p text:style-name="P2"/>
      <text:p text:style-name="P2"/>
      <text:p text:style-name="P2"/>
      <text:p text:style-name="P19"><text:bookmark-start text:name="__RefHeading__113_806256751"/>Благодарности<text:bookmark-end text:name="__RefHeading__113_806256751"/></text:p>
      <text:p text:style-name="P6">Традиционно автор желает выразить благодарности.</text:p>
      <text:p text:style-name="P6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6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6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6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6">Без <text:span text:style-name="T4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6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6">Огромная благодарность для <text:span text:style-name="T4">Гвидо Ван Россум</text:span>. Это лучший диктатор в мире? <text:span text:style-name="T7">И лучший специалист по рептилиям и сериалам про цирк</text:span>!</text:p>
      <text:p text:style-name="P6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6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7">(да, этим ребятам тоже отдельное спасибо)</text:span>.</text:p>
      <text:p text:style-name="P16"/>
      <text:p text:style-name="P18"><text:bookmark-start text:name="__RefHeading__107_806256751"/>Для кого это чудо<text:bookmark-end text:name="__RefHeading__107_806256751"/></text:p>
      <text:p text:style-name="P6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6">Просьба не кидаться какашками, программу автор пилит не за деньги, вознаграждения не просит, на медаль не надеется. <text:span text:style-name="T7">Если чего-то не хватает – допилите! (или </text:span><text:span text:style-name="T8">проспонсируйте </text:span><text:span text:style-name="T9">мотивируйте</text:span><text:span text:style-name="T7"> автора).</text:span></text:p>
      <text:p text:style-name="P16"/>
      <text:p text:style-name="P18"><text:bookmark-start text:name="__RefHeading__109_806256751"/>История создания<text:bookmark-end text:name="__RefHeading__109_806256751"/></text:p>
      <text:p text:style-name="P6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6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<text:soft-page-break/>возможность удалённого доступа спецслужбами стран невероятных друзей. И это уже многократно зафиксированный факт.</text:p>
      <text:p text:style-name="P6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10">у</text:span> – с вероятностью близкой к 100% можно заяв<text:span text:style-name="T10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10">не </text:span>сможет даже далеко не самый глупый программист.</text:p>
      <text:p text:style-name="P6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6"/>
      <text:p text:style-name="P6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10">)</text:span> добавить какую-либо железяку – у него должна быть такая возможность.</text:p>
      <text:p text:style-name="P16"/>
      <text:p text:style-name="P18">Как это всё устроено?</text:p>
      <text:p text:style-name="P15">pyPC <text:span text:style-name="T5">представляет из себя виртуальный компьютер. Это означает, что внутри реального компьютера </text:span>pyPC <text:span text:style-name="T5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Система команд ЦП</text:p>
      <text:p text:style-name="P6">Ниже приводятся доступные команды ЦП</text:p>
      <text:p text:style-name="P17"><text:span text:style-name="T5">0. </text:span>A.set(A)</text:p>
      <text:p text:style-name="P7">Команда устанавливает регистр А значением содержащимся в самом <text:soft-page-break/>регистре А <text:span text:style-name="T11">(фактически не меняет содержимое).</text:span></text:p>
      <text:p text:style-name="P17">1. A.add(A)</text:p>
      <text:p text:style-name="P8">Добавляет в регистр А содержимое регистра А (фактически удвоение содержимого).</text:p>
      <text:p text:style-name="P17">2. A.sub(A)</text:p>
      <text:p text:style-name="P8">Вычитает содержимое регистра А содержимым регистра А (фактически обнуление).</text:p>
      <text:p text:style-name="P17">3. A.inc(A)</text:p>
      <text:p text:style-name="P9">Складывает содержимое регистра А с содержимым самого регистра (фактически возведение в квадрат).</text:p>
      <text:p text:style-name="P17">4. A.dec(A)</text:p>
      <text:p text:style-name="P10">Вычитает из содержимого регистра А его содержимое (фактически обнуление).</text:p>
      <text:p text:style-name="P17">5. A.not(A)</text:p>
      <text:p text:style-name="P10">Инверсия содержимого регистра А его содержимым.</text:p>
      <text:p text:style-name="P15">6. <text:span text:style-name="T12">A.xor(A)</text:span></text:p>
      <text:p text:style-name="P11">Исключающее ИЛИ регистра А его содержимым (фактически обнуление).</text:p>
      <text:p text:style-name="P15">7. <text:span text:style-name="T12">A.or(A)</text:span></text:p>
      <text:p text:style-name="P11">Логическое ИЛИ регистра А с его содержимым (не влияет на содержание).</text:p>
      <text:p text:style-name="P17">8. A.and(A)</text:p>
      <text:p text:style-name="P11">Логическое И регистра А с его содержимым (не влияет на содержание).</text:p>
      <text:p text:style-name="P17">9. A.shr(A)</text:p>
      <text:p text:style-name="P12">Правый сдвиг содержимого регистра А в регистре А.</text:p>
      <text:p text:style-name="P17">10. A.shl(A)</text:p>
      <text:p text:style-name="P12">Левый сдвиг содержимого регистра А в регистре А.</text:p>
      <text:p text:style-name="P17">11. A.set(n)</text:p>
      <text:p text:style-name="P12">Установка регистра А числом <text:span text:style-name="T1">n.</text:span></text:p>
      <text:p text:style-name="P17">12. A.add(n)</text:p>
      <text:p text:style-name="P13">Сложить регистр А с числом <text:span text:style-name="T1">n.</text:span></text:p>
      <text:p text:style-name="P17">13. A.sub(n)</text:p>
      <text:p text:style-name="P13">Вычесть из регистра А число <text:span text:style-name="T1">n</text:span></text:p>
      <text:p text:style-name="P17">14. A.not(n)</text:p>
      <text:p text:style-name="P13">Занести в регистр А инверсию числа <text:span text:style-name="T1">n.</text:span></text:p>
      <text:p text:style-name="P17">15. A.xor(n)</text:p>
      <text:p text:style-name="P14">Исключающее ИЛИ регистра А с числом <text:span text:style-name="T1">n.</text:span></text:p>
      <text:p text:style-name="P24">16. <text:span text:style-name="T13">A.or(n)</text:span></text:p>
      <text:p text:style-name="P25"><text:span text:style-name="T1">Логическое </text:span><text:span text:style-name="T13">ИЛИ</text:span><text:span text:style-name="T1"> регистра А с числом n.</text:span></text:p>
      <text:p text:style-name="P24"><text:span text:style-name="T13">17. </text:span>A.and(n)</text:p>
      <text:p text:style-name="P14">Логическое сложение регистра А с числом <text:span text:style-name="T1">n.</text:span></text:p>
      <text:p text:style-name="P24"><text:span text:style-name="T13">1</text:span><text:span text:style-name="T6">8</text:span><text:span text:style-name="T13">. </text:span>A.<text:span text:style-name="T13">set</text:span>(n<text:span text:style-name="T13">n</text:span>)</text:p>
      <text:p text:style-name="P22"><text:span text:style-name="T13">Установка </text:span>регистра А <text:span text:style-name="T13">значением, хранящимся по адресу </text:span><text:span text:style-name="T3">[n</text:span><text:span text:style-name="T1">n</text:span><text:span text:style-name="T3">]</text:span><text:span text:style-name="T1">.</text:span></text:p>
      <text:p text:style-name="P24"><text:span text:style-name="T13">19. </text:span>A.<text:span text:style-name="T13">add</text:span>(n<text:span text:style-name="T13">n</text:span>)</text:p>
      <text:p text:style-name="P22"><text:span text:style-name="T13">Сложение</text:span><text:span text:style-name="T1"> регистра А 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4"><text:span text:style-name="T6">20</text:span><text:span text:style-name="T13">. </text:span>A.<text:span text:style-name="T13">sub</text:span>(n<text:span text:style-name="T13">n</text:span>)</text:p>
      <text:p text:style-name="P22"><text:span text:style-name="T13">Вычитание</text:span><text:span text:style-name="T3"> регистра А значением, хранящимся по адресу [nn].</text:span></text:p>
      <text:p text:style-name="P23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style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5T10:55:25.234000000</dc:date>
    <meta:editing-duration>PT8H3M7S</meta:editing-duration>
    <meta:editing-cycles>13</meta:editing-cycles>
    <meta:generator>LibreOffice/4.2.5.2$Windows_x86 LibreOffice_project/61cb170a04bb1f12e77c884eab9192be736ec5f5</meta:generator>
    <meta:document-statistic meta:table-count="0" meta:image-count="0" meta:object-count="0" meta:page-count="6" meta:paragraph-count="73" meta:word-count="867" meta:character-count="6135" meta:non-whitespace-character-count="5333"/>
    <meta:user-defined meta:name="Язык">russian</meta:user-defined>
  </office:meta>
</office:document-meta>
</file>